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016cm" svg:height="0.962cm" svg:x="1.143cm" svg:y="1.016cm">
          <draw:text-box>
            <text:p>level0value1</text:p>
          </draw:text-box>
        </draw:frame>
        <draw:frame draw:style-name="gr1" draw:layer="layout" svg:width="4.016cm" svg:height="0.962cm" svg:x="1.143cm" svg:y="2.721cm">
          <draw:text-box>
            <text:p>level0value2</text:p>
          </draw:text-box>
        </draw:frame>
        <draw:frame draw:style-name="gr1" draw:layer="layout" svg:width="4.016cm" svg:height="0.962cm" svg:x="1.143cm" svg:y="4.499cm">
          <draw:text-box>
            <text:p>level0value4</text:p>
          </draw:text-box>
        </draw:frame>
        <draw:frame draw:style-name="gr1" draw:layer="layout" svg:width="4.016cm" svg:height="0.962cm" svg:x="1.143cm" svg:y="6.223cm">
          <draw:text-box>
            <text:p>level0value8</text:p>
          </draw:text-box>
        </draw:frame>
        <draw:frame draw:style-name="gr1" draw:layer="layout" svg:width="4.016cm" svg:height="0.962cm" svg:x="7.239cm" svg:y="1.07cm">
          <draw:text-box>
            <text:p>level1value3</text:p>
          </draw:text-box>
        </draw:frame>
        <draw:frame draw:style-name="gr2" draw:layer="layout" svg:width="4.016cm" svg:height="1.143cm" svg:x="7.414cm" svg:y="2.794cm">
          <draw:text-box>
            <text:p>level1value2</text:p>
          </draw:text-box>
        </draw:frame>
        <draw:frame draw:style-name="gr1" draw:layer="layout" svg:width="4.016cm" svg:height="0.962cm" svg:x="7.493cm" svg:y="4.572cm">
          <draw:text-box>
            <text:p>level1value4</text:p>
          </draw:text-box>
        </draw:frame>
        <draw:frame draw:style-name="gr1" draw:layer="layout" svg:width="4.367cm" svg:height="0.962cm" svg:x="7.62cm" svg:y="6.35cm">
          <draw:text-box>
            <text:p>level1value12</text:p>
          </draw:text-box>
        </draw:frame>
        <draw:line draw:style-name="gr3" draw:text-style-name="P1" draw:layer="layout" svg:x1="7.874cm" svg:y1="1.524cm" svg:x2="5.08cm" svg:y2="1.524cm">
          <text:p/>
        </draw:line>
        <draw:line draw:style-name="gr3" draw:text-style-name="P1" draw:layer="layout" svg:x1="7.62cm" svg:y1="1.651cm" svg:x2="4.826cm" svg:y2="2.921cm">
          <text:p/>
        </draw:line>
        <draw:line draw:style-name="gr3" draw:text-style-name="P1" draw:layer="layout" svg:x1="7.874cm" svg:y1="3.302cm" svg:x2="4.826cm" svg:y2="3.302cm">
          <text:p/>
        </draw:line>
        <draw:line draw:style-name="gr3" draw:text-style-name="P1" draw:layer="layout" svg:x1="7.62cm" svg:y1="5.08cm" svg:x2="4.953cm" svg:y2="5.08cm">
          <text:p/>
        </draw:line>
        <draw:line draw:style-name="gr3" draw:text-style-name="P1" draw:layer="layout" svg:x1="7.747cm" svg:y1="6.858cm" svg:x2="4.953cm" svg:y2="6.731cm">
          <text:p/>
        </draw:line>
        <draw:line draw:style-name="gr3" draw:text-style-name="P1" draw:layer="layout" svg:x1="7.747cm" svg:y1="6.731cm" svg:x2="4.826cm" svg:y2="5.207cm">
          <text:p/>
        </draw:line>
        <draw:frame draw:style-name="gr1" draw:layer="layout" svg:width="4.016cm" svg:height="0.962cm" svg:x="13.589cm" svg:y="1.832cm">
          <draw:text-box>
            <text:p>level2value9</text:p>
          </draw:text-box>
        </draw:frame>
        <draw:frame draw:style-name="gr1" draw:layer="layout" svg:width="4.367cm" svg:height="0.962cm" svg:x="13.843cm" svg:y="4.572cm">
          <draw:text-box>
            <text:p>level2value20</text:p>
          </draw:text-box>
        </draw:frame>
        <draw:line draw:style-name="gr3" draw:text-style-name="P1" draw:layer="layout" svg:x1="13.716cm" svg:y1="2.286cm" svg:x2="11.176cm" svg:y2="1.651cm">
          <text:p/>
        </draw:line>
        <draw:line draw:style-name="gr3" draw:text-style-name="P1" draw:layer="layout" svg:x1="13.716cm" svg:y1="2.413cm" svg:x2="11.176cm" svg:y2="3.302cm">
          <text:p/>
        </draw:line>
        <draw:line draw:style-name="gr3" draw:text-style-name="P1" draw:layer="layout" svg:x1="13.716cm" svg:y1="2.667cm" svg:x2="11.303cm" svg:y2="5.08cm">
          <text:p/>
        </draw:line>
        <draw:line draw:style-name="gr3" draw:text-style-name="P1" draw:layer="layout" svg:x1="13.843cm" svg:y1="4.953cm" svg:x2="11.176cm" svg:y2="3.429cm">
          <text:p/>
        </draw:line>
        <draw:line draw:style-name="gr3" draw:text-style-name="P1" draw:layer="layout" svg:x1="13.843cm" svg:y1="5.207cm" svg:x2="11.43cm" svg:y2="5.207cm">
          <text:p/>
        </draw:line>
        <draw:line draw:style-name="gr3" draw:text-style-name="P1" draw:layer="layout" svg:x1="13.97cm" svg:y1="5.334cm" svg:x2="11.684cm" svg:y2="6.858cm">
          <text:p/>
        </draw:line>
        <draw:frame draw:style-name="gr1" draw:layer="layout" svg:width="4.367cm" svg:height="0.962cm" svg:x="19.431cm" svg:y="3.048cm">
          <draw:text-box>
            <text:p>level3value32</text:p>
          </draw:text-box>
        </draw:frame>
        <draw:line draw:style-name="gr3" draw:text-style-name="P1" draw:layer="layout" svg:x1="19.431cm" svg:y1="3.556cm" svg:x2="17.399cm" svg:y2="2.413cm">
          <text:p/>
        </draw:line>
        <draw:line draw:style-name="gr3" draw:text-style-name="P1" draw:layer="layout" svg:x1="19.431cm" svg:y1="3.683cm" svg:x2="18.034cm" svg:y2="4.953cm">
          <text:p/>
        </draw:line>
        <draw:line draw:style-name="gr3" draw:text-style-name="P1" draw:layer="layout" svg:x1="13.716cm" svg:y1="5.08cm" svg:x2="4.826cm" svg:y2="3.556cm">
          <text:p/>
        </draw:line>
        <draw:line draw:style-name="gr3" draw:text-style-name="P1" draw:layer="layout" svg:x1="19.304cm" svg:y1="3.683cm" svg:x2="4.953cm" svg:y2="1.778cm">
          <text:p/>
        </draw:line>
        <draw:line draw:style-name="gr3" draw:text-style-name="P1" draw:layer="layout" svg:x1="19.431cm" svg:y1="3.556cm" svg:x2="11.684cm" svg:y2="3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ctor </meta:initial-creator>
    <meta:creation-date>2015-03-15T00:36:28.630962968</meta:creation-date>
    <dc:date>2015-03-15T00:49:50.930803496</dc:date>
    <dc:creator>victor </dc:creator>
    <meta:editing-duration>P0D</meta:editing-duration>
    <meta:editing-cycles>1</meta:editing-cycles>
    <meta:document-statistic meta:object-count="28"/>
    <meta:generator>LibreOffice/4.2.7.2$Linux_X86_64 LibreOffice_project/420m0$Build-2</meta:generator>
  </office:meta>
</office:document-meta>
</file>